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8a93" officeooo:paragraph-rsid="00018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o</text:p>
      <text:p text:style-name="P1">adsfgafd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8T19:20:15.080027957</dc:date>
    <meta:editing-duration>PT22S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3"/>
    <meta:generator>LibreOffice/5.1.6.2$Linux_X86_64 LibreOffice_project/10m0$Build-2</meta:generator>
  </office:meta>
</office:document-meta>
</file>